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754b" officeooo:paragraph-rsid="000e754b"/>
    </style:style>
    <style:style style:name="P2" style:family="paragraph" style:parent-style-name="Standard">
      <style:text-properties officeooo:rsid="000e754b" officeooo:paragraph-rsid="00104fe1"/>
    </style:style>
    <style:style style:name="P3" style:family="paragraph" style:parent-style-name="Standard">
      <style:text-properties officeooo:rsid="000e754b" officeooo:paragraph-rsid="0015b1b0"/>
    </style:style>
    <style:style style:name="P4" style:family="paragraph" style:parent-style-name="Standard">
      <style:text-properties officeooo:rsid="0012f646" officeooo:paragraph-rsid="0012f646" fo:background-color="#ff8000"/>
    </style:style>
    <style:style style:name="P5" style:family="paragraph" style:parent-style-name="Standard">
      <style:text-properties officeooo:rsid="00147ced" officeooo:paragraph-rsid="00147ced" fo:background-color="#ff8000"/>
    </style:style>
    <style:style style:name="P6" style:family="paragraph" style:parent-style-name="Standard">
      <style:text-properties officeooo:rsid="0014d735" officeooo:paragraph-rsid="0014d735" fo:background-color="#ff8000"/>
    </style:style>
    <style:style style:name="P7" style:family="paragraph" style:parent-style-name="Standard">
      <style:text-properties officeooo:rsid="0012f646" officeooo:paragraph-rsid="0012f646"/>
    </style:style>
    <style:style style:name="P8" style:family="paragraph" style:parent-style-name="Standard">
      <style:text-properties officeooo:rsid="00147ced" officeooo:paragraph-rsid="00147ced"/>
    </style:style>
    <style:style style:name="P9" style:family="paragraph" style:parent-style-name="Standard">
      <style:text-properties officeooo:rsid="0014d735" officeooo:paragraph-rsid="0014d735" fo:background-color="transparent"/>
    </style:style>
    <style:style style:name="P10" style:family="paragraph" style:parent-style-name="Standard" style:list-style-name="L1">
      <style:text-properties officeooo:rsid="00104fe1" officeooo:paragraph-rsid="00104fe1"/>
    </style:style>
    <style:style style:name="P11" style:family="paragraph" style:parent-style-name="Standard" style:list-style-name="L3">
      <style:text-properties officeooo:rsid="00104fe1" officeooo:paragraph-rsid="00104fe1"/>
    </style:style>
    <style:style style:name="P12" style:family="paragraph" style:parent-style-name="Standard" style:list-style-name="L1">
      <style:text-properties officeooo:rsid="0012042b" officeooo:paragraph-rsid="0012042b"/>
    </style:style>
    <style:style style:name="P13" style:family="paragraph" style:parent-style-name="Standard" style:list-style-name="L3">
      <style:text-properties officeooo:rsid="0012042b" officeooo:paragraph-rsid="0012042b"/>
    </style:style>
    <style:style style:name="P14" style:family="paragraph" style:parent-style-name="Standard" style:list-style-name="L4">
      <style:text-properties officeooo:rsid="0012042b" officeooo:paragraph-rsid="0012042b"/>
    </style:style>
    <style:style style:name="P15" style:family="paragraph" style:parent-style-name="Standard" style:list-style-name="L4">
      <style:text-properties officeooo:rsid="0012042b" officeooo:paragraph-rsid="0012f646"/>
    </style:style>
    <style:style style:name="P16" style:family="paragraph" style:parent-style-name="Standard" style:list-style-name="L1">
      <style:text-properties officeooo:rsid="0012f646" officeooo:paragraph-rsid="0012f646"/>
    </style:style>
    <style:style style:name="P17" style:family="paragraph" style:parent-style-name="Standard" style:list-style-name="L4">
      <style:text-properties officeooo:rsid="0012f646" officeooo:paragraph-rsid="0012f646"/>
    </style:style>
    <style:style style:name="P18" style:family="paragraph" style:parent-style-name="Standard" style:list-style-name="L2">
      <style:text-properties officeooo:rsid="00147ced" officeooo:paragraph-rsid="00147ced" fo:background-color="transparent"/>
    </style:style>
    <style:style style:name="P19" style:family="paragraph" style:parent-style-name="Standard" style:list-style-name="L6">
      <style:text-properties officeooo:rsid="00147ced" officeooo:paragraph-rsid="00147ced" fo:background-color="transparent"/>
    </style:style>
    <style:style style:name="P20" style:family="paragraph" style:parent-style-name="Standard" style:list-style-name="L2">
      <style:text-properties officeooo:rsid="0014d735" officeooo:paragraph-rsid="0014d735" fo:background-color="transparent"/>
    </style:style>
    <style:style style:name="P21" style:family="paragraph" style:parent-style-name="Standard" style:list-style-name="L5">
      <style:text-properties officeooo:rsid="0014d735" officeooo:paragraph-rsid="0014d735" fo:background-color="transparent"/>
    </style:style>
    <style:style style:name="P22" style:family="paragraph" style:parent-style-name="Standard" style:list-style-name="L6">
      <style:text-properties officeooo:rsid="0014d735" officeooo:paragraph-rsid="0014d735" fo:background-color="transparent"/>
    </style:style>
    <style:style style:name="P23" style:family="paragraph" style:parent-style-name="Standard" style:list-style-name="L7">
      <style:text-properties officeooo:rsid="0015b1b0" officeooo:paragraph-rsid="0015b1b0" fo:background-color="transparent"/>
    </style:style>
    <style:style style:name="P24" style:family="paragraph" style:parent-style-name="Standard" style:list-style-name="L7">
      <style:text-properties officeooo:rsid="0015d91c" officeooo:paragraph-rsid="0015d91c" fo:background-color="transparent"/>
    </style:style>
    <style:style style:name="P25" style:family="paragraph" style:parent-style-name="Standard" style:list-style-name="L3">
      <style:text-properties officeooo:rsid="00104fe1" officeooo:paragraph-rsid="00104fe1" fo:background-color="#dde8cb"/>
    </style:style>
    <style:style style:name="P26" style:family="paragraph" style:parent-style-name="Standard" style:list-style-name="L4">
      <style:text-properties officeooo:rsid="0012042b" officeooo:paragraph-rsid="0012042b" fo:background-color="#dde8cb"/>
    </style:style>
    <style:style style:name="P27" style:family="paragraph" style:parent-style-name="Standard" style:list-style-name="L4">
      <style:text-properties officeooo:rsid="0012f646" officeooo:paragraph-rsid="0012f646" fo:background-color="#dde8cb"/>
    </style:style>
    <style:style style:name="P28" style:family="paragraph" style:parent-style-name="Standard" style:list-style-name="L7">
      <style:text-properties officeooo:rsid="0015b1b0" officeooo:paragraph-rsid="0015b1b0" fo:background-color="#dde8cb"/>
    </style:style>
    <style:style style:name="P29" style:family="paragraph" style:parent-style-name="Standard" style:list-style-name="L8">
      <style:text-properties officeooo:rsid="0015b1b0" officeooo:paragraph-rsid="0015b1b0" fo:background-color="#dde8cb"/>
    </style:style>
    <style:style style:name="P30" style:family="paragraph" style:parent-style-name="Standard" style:list-style-name="L3">
      <style:text-properties officeooo:rsid="001935e9" officeooo:paragraph-rsid="001935e9"/>
    </style:style>
    <style:style style:name="P31" style:family="paragraph" style:parent-style-name="Standard" style:list-style-name="L4">
      <style:text-properties officeooo:rsid="001935e9" officeooo:paragraph-rsid="001935e9"/>
    </style:style>
    <style:style style:name="P32" style:family="paragraph" style:parent-style-name="Standard" style:list-style-name="L7">
      <style:text-properties officeooo:rsid="0015b1b0" officeooo:paragraph-rsid="0015b1b0"/>
    </style:style>
    <style:style style:name="P33" style:family="paragraph" style:parent-style-name="Standard" style:list-style-name="L8">
      <style:text-properties officeooo:rsid="0015b1b0" officeooo:paragraph-rsid="0015b1b0"/>
    </style:style>
    <style:style style:name="P34" style:family="paragraph" style:parent-style-name="Standard" style:list-style-name="L7">
      <style:text-properties officeooo:rsid="0015b1b0" officeooo:paragraph-rsid="0015b1b0" fo:background-color="#77bc65"/>
    </style:style>
    <style:style style:name="P35" style:family="paragraph" style:parent-style-name="Standard" style:list-style-name="L7">
      <style:text-properties officeooo:rsid="0015d91c" officeooo:paragraph-rsid="0015d91c"/>
    </style:style>
    <style:style style:name="T1" style:family="text">
      <style:text-properties officeooo:rsid="0012042b"/>
    </style:style>
    <style:style style:name="T2" style:family="text">
      <style:text-properties fo:background-color="#dde8cb" loext:char-shading-value="0"/>
    </style:style>
    <style:style style:name="T3" style:family="text">
      <style:text-properties officeooo:rsid="00147ced"/>
    </style:style>
    <style:style style:name="T4" style:family="text">
      <style:text-properties officeooo:rsid="0014d735"/>
    </style:style>
    <style:style style:name="T5" style:family="text">
      <style:text-properties officeooo:rsid="0015d91c"/>
    </style:style>
    <style:style style:name="T6" style:family="text">
      <style:text-properties officeooo:rsid="001700c6"/>
    </style:style>
    <style:style style:name="T7" style:family="text">
      <style:text-properties officeooo:rsid="0017500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lection difference :</text:p>
      <text:p text:style-name="P2"/>
      <text:p text:style-name="P2">Array : </text:p>
      <text:list xml:id="list1997619516" text:style-name="L1">
        <text:list-item>
          <text:p text:style-name="P10">size is fixed</text:p>
        </text:list-item>
        <text:list-item>
          <text:p text:style-name="P10">memory is allocated during array Creation.</text:p>
        </text:list-item>
        <text:list-item>
          <text:p text:style-name="P12">Maintain insertions Order</text:p>
        </text:list-item>
        <text:list-item>
          <text:p text:style-name="P16">An Array is a<text:span text:style-name="T2"> Random access data structure , where each element can accessed directly in constant time </text:span></text:p>
        </text:list-item>
      </text:list>
      <text:p text:style-name="P1"/>
      <text:p text:style-name="P4">List : it is interface </text:p>
      <text:p text:style-name="P4"/>
      <text:list xml:id="list3503096300" text:style-name="L2">
        <text:list-item>
          <text:p text:style-name="P18">it is an ordered collection</text:p>
        </text:list-item>
        <text:list-item>
          <text:p text:style-name="P18">it maintain <text:span text:style-name="T4">insertion </text:span>o<text:span text:style-name="T7">r</text:span>der</text:p>
        </text:list-item>
        <text:list-item>
          <text:p text:style-name="P20">dublicate values are allowed</text:p>
        </text:list-item>
        <text:list-item>
          <text:p text:style-name="P20">lis<text:span text:style-name="T6">t</text:span> implementions are ArrayList,LinkedList,Vector,Stack</text:p>
        </text:list-item>
        <text:list-item>
          <text:p text:style-name="P20"/>
        </text:list-item>
      </text:list>
      <text:p text:style-name="P7"/>
      <text:p text:style-name="P2">ArrayList : </text:p>
      <text:list xml:id="list1774807029" text:style-name="L3">
        <text:list-item>
          <text:p text:style-name="P25">Increase and decrease size of ArrayList Dynamically</text:p>
        </text:list-item>
        <text:list-item>
          <text:p text:style-name="P11">ArrayList class has many methods to manipualte the objects</text:p>
        </text:list-item>
        <text:list-item>
          <text:p text:style-name="P11">ArrayList Class has methods to perform solo modification</text:p>
        </text:list-item>
        <text:list-item>
          <text:p text:style-name="P11">add() , remove(), <text:span text:style-name="T1">get() , set(); </text:span></text:p>
        </text:list-item>
        <text:list-item>
          <text:p text:style-name="P13">Maintain insertions Order</text:p>
        </text:list-item>
        <text:list-item>
          <text:p text:style-name="P30">insert : 0(n)</text:p>
        </text:list-item>
        <text:list-item>
          <text:p text:style-name="P30">search : 0(1)</text:p>
        </text:list-item>
      </text:list>
      <text:p text:style-name="P1"/>
      <text:p text:style-name="P1">LinkedList : </text:p>
      <text:p text:style-name="P1"/>
      <text:list xml:id="list163820226" text:style-name="L4">
        <text:list-item>
          <text:p text:style-name="P31">insert : 0(1)</text:p>
        </text:list-item>
        <text:list-item>
          <text:p text:style-name="P31">search : 0(n)</text:p>
        </text:list-item>
        <text:list-item>
          <text:p text:style-name="P14">Dynamic data Structure </text:p>
        </text:list-item>
        <text:list-item>
          <text:p text:style-name="P14">no memory Wastage</text:p>
        </text:list-item>
        <text:list-item>
          <text:p text:style-name="P26">Insertion and deletion operations are easier in the linked List</text:p>
        </text:list-item>
        <text:list-item>
          <text:p text:style-name="P26">Direct access to an element is not possible in linked list as in Array by Index</text:p>
        </text:list-item>
        <text:list-item>
          <text:p text:style-name="P14">Random Access is not possible due to dynamic memory location</text:p>
        </text:list-item>
        <text:list-item>
          <text:p text:style-name="P31">null -&gt; empty node</text:p>
        </text:list-item>
      </text:list>
      <text:p text:style-name="P1"/>
      <text:p text:style-name="P1"/>
      <text:p text:style-name="P1">Vector :</text:p>
      <text:list xml:id="list145839914445114" text:continue-numbering="true" text:style-name="L4">
        <text:list-item>
          <text:p text:style-name="P15">Dynamic data Structure </text:p>
        </text:list-item>
        <text:list-item>
          <text:p text:style-name="P17">it maintain insertion Order</text:p>
        </text:list-item>
        <text:list-item>
          <text:p text:style-name="P17">Synchronized , making safe in multi-threaded environment</text:p>
        </text:list-item>
        <text:list-item>
          <text:p text:style-name="P27">legacy support i.e if you need to work with older java code that uses vector</text:p>
        </text:list-item>
      </text:list>
      <text:p text:style-name="P1">.</text:p>
      <text:p text:style-name="P1"/>
      <text:p text:style-name="P9">Stack :</text:p>
      <text:list xml:id="list3888636154" text:style-name="L5">
        <text:list-item>
          <text:p text:style-name="P21">FILO, LIFO</text:p>
        </text:list-item>
      </text:list>
      <text:p text:style-name="P9"/>
      <text:p text:style-name="P9"/>
      <text:p text:style-name="P5">Queue: <text:s/>it is an interface </text:p>
      <text:p text:style-name="P8"/>
      <text:p text:style-name="P1">PriorityQueue :</text:p>
      <text:p text:style-name="P1"><text:soft-page-break/></text:p>
      <text:p text:style-name="P6">Deque : <text:span text:style-name="T3">it is an interface </text:span></text:p>
      <text:p text:style-name="P1"/>
      <text:p text:style-name="P1">ArrayDeque : </text:p>
      <text:p text:style-name="P1"/>
      <text:p text:style-name="P1"/>
      <text:p text:style-name="P5">set : it is an interface </text:p>
      <text:p text:style-name="P5"/>
      <text:list xml:id="list2480737325" text:style-name="L6">
        <text:list-item>
          <text:p text:style-name="P19">it is an unordered collection of object.</text:p>
        </text:list-item>
        <text:list-item>
          <text:p text:style-name="P22">Dublicate value are not allowed</text:p>
        </text:list-item>
        <text:list-item>
          <text:p text:style-name="P22">set implementions are HashSet, and LinkedHashSet</text:p>
        </text:list-item>
      </text:list>
      <text:p text:style-name="P1"/>
      <text:p text:style-name="P1">HashSet :</text:p>
      <text:p text:style-name="P1"/>
      <text:list xml:id="list189797276" text:style-name="L7">
        <text:list-item>
          <text:p text:style-name="P23">HashSet keeps unorderd data </text:p>
        </text:list-item>
        <text:list-item>
          <text:p text:style-name="P32"><text:span text:style-name="T2">search, insert, delete hashset takesn constant time</text:span> </text:p>
        </text:list-item>
        <text:list-item>
          <text:p text:style-name="P34">HashSet is Implemented using hash table </text:p>
        </text:list-item>
        <text:list-item>
          <text:p text:style-name="P35">equals() to compare two object and detecting dublicates</text:p>
        </text:list-item>
      </text:list>
      <text:p text:style-name="P1"/>
      <text:p text:style-name="P1"/>
      <text:p text:style-name="P1">TreeSet <text:s/>:</text:p>
      <text:list xml:id="list145839657270000" text:continue-numbering="true" text:style-name="L7">
        <text:list-item>
          <text:p text:style-name="P28">TreeSet <text:span text:style-name="T5">supports</text:span> orderd data (sorterd data) <text:span text:style-name="T5">and </text:span></text:p>
        </text:list-item>
        <text:list-item>
          <text:p text:style-name="P24">it’s also support higher(), floor(), ceiling() etc HashSet is not supported</text:p>
        </text:list-item>
        <text:list-item>
          <text:p text:style-name="P28">search, insert, delete hashset takesn O(Log n)</text:p>
        </text:list-item>
        <text:list-item>
          <text:p text:style-name="P34"><text:span text:style-name="T5">Tree</text:span>Set is Implemented using <text:span text:style-name="T5">self balancing BST (Red-Black Tree)</text:span></text:p>
        </text:list-item>
        <text:list-item>
          <text:p text:style-name="P35">Tree set is backed by TreeMap in java </text:p>
        </text:list-item>
        <text:list-item>
          <text:p text:style-name="P35">compareTo() compare two object and detecting dublicates</text:p>
        </text:list-item>
      </text:list>
      <text:p text:style-name="P1"/>
      <text:p text:style-name="P1"/>
      <text:p text:style-name="P1"/>
      <text:p text:style-name="P3">LinkedHashSet : </text:p>
      <text:p text:style-name="P1"/>
      <text:list xml:id="list3814301425" text:style-name="L8">
        <text:list-item>
          <text:p text:style-name="P33">it provide time Complexities like HashSet </text:p>
        </text:list-item>
        <text:list-item>
          <text:p text:style-name="P29">it maintains The Order of insertion(the order <text:s/>in which elements are inserted 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09:47:42.081651034</meta:creation-date>
    <dc:date>2023-07-17T14:58:39.295056176</dc:date>
    <meta:editing-duration>P1DT8H18M1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370" meta:character-count="2070" meta:non-whitespace-character-count="1781"/>
  </office:meta>
</office:document-meta>
</file>